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c9c9b6"/>
    </style:style>
    <style:style style:name="gr2" style:family="graphic" style:parent-style-name="standard">
      <style:graphic-properties svg:stroke-width="0.001cm" svg:stroke-color="#494936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b7b79d"/>
    </style:style>
    <style:style style:name="gr4" style:family="graphic" style:parent-style-name="standard">
      <style:graphic-properties draw:stroke="none" svg:stroke-width="0.001cm" draw:fill-color="#7a7a5a"/>
    </style:style>
    <style:style style:name="gr5" style:family="graphic" style:parent-style-name="standard">
      <style:graphic-properties svg:stroke-width="0.001cm" svg:stroke-color="#000000" draw:fill="none" draw:fill-color="#ffffff" fo:padding-top="-0.049cm" fo:padding-bottom="-0.049cm" fo:padding-left="-0.049cm" fo:padding-right="-0.049cm"/>
    </style:style>
    <style:style style:name="gr6" style:family="graphic" style:parent-style-name="standard">
      <style:graphic-properties svg:stroke-width="0.001cm" svg:stroke-color="#ecece7" draw:fill="none" draw:fill-color="#ffffff" fo:padding-top="-0.049cm" fo:padding-bottom="-0.049cm" fo:padding-left="-0.049cm" fo:padding-right="-0.049cm"/>
    </style:style>
  </office:automatic-styles>
  <office:body>
    <office:drawing>
      <draw:page draw:name="page1" draw:style-name="dp1" draw:master-page-name="Default">
        <draw:g>
          <draw:glue-point draw:id="4" svg:x="-3.897cm" svg:y="-5cm"/>
          <draw:glue-point draw:id="5" svg:x="5cm" svg:y="-5cm"/>
          <draw:glue-point draw:id="6" svg:x="0.552cm" svg:y="-5cm"/>
          <draw:glue-point draw:id="7" svg:x="-5cm" svg:y="5cm"/>
          <draw:glue-point draw:id="8" svg:x="3.897cm" svg:y="5cm"/>
          <draw:glue-point draw:id="9" svg:x="-0.552cm" svg:y="5cm"/>
          <draw:glue-point draw:id="10" svg:x="-5cm" svg:y="-3.666cm"/>
          <draw:glue-point draw:id="11" svg:x="-5cm" svg:y="0.665cm"/>
          <draw:glue-point draw:id="12" svg:x="-5cm" svg:y="2.874cm"/>
          <draw:glue-point draw:id="13" svg:x="5cm" svg:y="3.582cm"/>
          <draw:glue-point draw:id="14" svg:x="5cm" svg:y="-0.71cm"/>
          <draw:glue-point draw:id="15" svg:x="-0.455cm" svg:y="0.25cm"/>
          <draw:polygon draw:style-name="gr1" draw:layer="layout" svg:width="2.572cm" svg:height="0.267cm" svg:x="0cm" svg:y="0cm" svg:viewBox="0 0 2573 268" draw:points="0,268 283,0 2573,0 2289,268">
            <text:p/>
          </draw:polygon>
          <draw:polygon draw:style-name="gr2" draw:layer="layout" svg:width="2.572cm" svg:height="0.267cm" svg:x="0cm" svg:y="0cm" svg:viewBox="0 0 2573 268" draw:points="0,268 283,0 2573,0 2289,268">
            <text:p/>
          </draw:polygon>
          <draw:polygon draw:style-name="gr3" draw:layer="layout" svg:width="2.288cm" svg:height="1.733cm" svg:x="0cm" svg:y="0.267cm" svg:viewBox="0 0 2289 1734" draw:points="0,0 2289,0 2289,1734 0,1734">
            <text:p/>
          </draw:polygon>
          <draw:polygon draw:style-name="gr2" draw:layer="layout" svg:width="2.288cm" svg:height="1.733cm" svg:x="0cm" svg:y="0.267cm" svg:viewBox="0 0 2289 1734" draw:points="0,0 2289,0 2289,1734 0,1734">
            <text:p/>
          </draw:polygon>
          <draw:polygon draw:style-name="gr4" draw:layer="layout" svg:width="0.284cm" svg:height="2cm" svg:x="2.288cm" svg:y="0cm" svg:viewBox="0 0 285 2001" draw:points="0,2001 285,1717 285,0 0,266">
            <text:p/>
          </draw:polygon>
          <draw:polygon draw:style-name="gr2" draw:layer="layout" svg:width="0.284cm" svg:height="2cm" svg:x="2.288cm" svg:y="0cm" svg:viewBox="0 0 285 2001" draw:points="0,2001 285,1717 285,0 0,266">
            <text:p/>
          </draw:polygon>
          <draw:line draw:style-name="gr5" draw:layer="layout" svg:x1="0cm" svg:y1="1.149cm" svg:x2="2.289cm" svg:y2="1.149cm">
            <text:p/>
          </draw:line>
          <draw:line draw:style-name="gr5" draw:layer="layout" svg:x1="0.367cm" svg:y1="2cm" svg:x2="0.367cm" svg:y2="0.283cm">
            <text:p/>
          </draw:line>
          <draw:line draw:style-name="gr5" draw:layer="layout" svg:x1="0.752cm" svg:y1="2cm" svg:x2="0.752cm" svg:y2="0.283cm">
            <text:p/>
          </draw:line>
          <draw:line draw:style-name="gr5" draw:layer="layout" svg:x1="1.136cm" svg:y1="2cm" svg:x2="1.136cm" svg:y2="0.283cm">
            <text:p/>
          </draw:line>
          <draw:line draw:style-name="gr5" draw:layer="layout" svg:x1="1.52cm" svg:y1="2cm" svg:x2="1.52cm" svg:y2="0.283cm">
            <text:p/>
          </draw:line>
          <draw:line draw:style-name="gr5" draw:layer="layout" svg:x1="1.904cm" svg:y1="2cm" svg:x2="1.904cm" svg:y2="0.283cm">
            <text:p/>
          </draw:line>
          <draw:line draw:style-name="gr6" draw:layer="layout" svg:x1="0.033cm" svg:y1="1.217cm" svg:x2="0.267cm" svg:y2="1.217cm">
            <text:p/>
          </draw:line>
          <draw:line draw:style-name="gr5" draw:layer="layout" svg:x1="0.033cm" svg:y1="1.284cm" svg:x2="0.267cm" svg:y2="1.284cm">
            <text:p/>
          </draw:line>
          <draw:line draw:style-name="gr5" draw:layer="layout" svg:x1="0.033cm" svg:y1="1.35cm" svg:x2="0.267cm" svg:y2="1.35cm">
            <text:p/>
          </draw:line>
          <draw:line draw:style-name="gr5" draw:layer="layout" svg:x1="0.033cm" svg:y1="1.416cm" svg:x2="0.267cm" svg:y2="1.416cm">
            <text:p/>
          </draw:line>
          <draw:line draw:style-name="gr5" draw:layer="layout" svg:x1="0.033cm" svg:y1="1.483cm" svg:x2="0.267cm" svg:y2="1.483cm">
            <text:p/>
          </draw:line>
          <draw:line draw:style-name="gr5" draw:layer="layout" svg:x1="0.401cm" svg:y1="1.217cm" svg:x2="0.635cm" svg:y2="1.217cm">
            <text:p/>
          </draw:line>
          <draw:line draw:style-name="gr5" draw:layer="layout" svg:x1="0.401cm" svg:y1="1.284cm" svg:x2="0.635cm" svg:y2="1.284cm">
            <text:p/>
          </draw:line>
          <draw:line draw:style-name="gr5" draw:layer="layout" svg:x1="0.401cm" svg:y1="1.35cm" svg:x2="0.635cm" svg:y2="1.35cm">
            <text:p/>
          </draw:line>
          <draw:line draw:style-name="gr5" draw:layer="layout" svg:x1="0.401cm" svg:y1="1.416cm" svg:x2="0.635cm" svg:y2="1.416cm">
            <text:p/>
          </draw:line>
          <draw:line draw:style-name="gr5" draw:layer="layout" svg:x1="0.401cm" svg:y1="1.483cm" svg:x2="0.635cm" svg:y2="1.483cm">
            <text:p/>
          </draw:line>
          <draw:line draw:style-name="gr2" draw:layer="layout" svg:x1="0.05cm" svg:y1="1.233cm" svg:x2="0.285cm" svg:y2="1.233cm">
            <text:p/>
          </draw:line>
          <draw:line draw:style-name="gr5" draw:layer="layout" svg:x1="0.05cm" svg:y1="1.3cm" svg:x2="0.285cm" svg:y2="1.3cm">
            <text:p/>
          </draw:line>
          <draw:line draw:style-name="gr5" draw:layer="layout" svg:x1="0.05cm" svg:y1="1.366cm" svg:x2="0.285cm" svg:y2="1.366cm">
            <text:p/>
          </draw:line>
          <draw:line draw:style-name="gr5" draw:layer="layout" svg:x1="0.05cm" svg:y1="1.433cm" svg:x2="0.285cm" svg:y2="1.433cm">
            <text:p/>
          </draw:line>
          <draw:line draw:style-name="gr5" draw:layer="layout" svg:x1="0.05cm" svg:y1="1.5cm" svg:x2="0.285cm" svg:y2="1.5cm">
            <text:p/>
          </draw:line>
          <draw:line draw:style-name="gr5" draw:layer="layout" svg:x1="0.418cm" svg:y1="1.233cm" svg:x2="0.651cm" svg:y2="1.233cm">
            <text:p/>
          </draw:line>
          <draw:line draw:style-name="gr5" draw:layer="layout" svg:x1="0.418cm" svg:y1="1.3cm" svg:x2="0.651cm" svg:y2="1.3cm">
            <text:p/>
          </draw:line>
          <draw:line draw:style-name="gr5" draw:layer="layout" svg:x1="0.418cm" svg:y1="1.366cm" svg:x2="0.651cm" svg:y2="1.366cm">
            <text:p/>
          </draw:line>
          <draw:line draw:style-name="gr5" draw:layer="layout" svg:x1="0.418cm" svg:y1="1.433cm" svg:x2="0.651cm" svg:y2="1.433cm">
            <text:p/>
          </draw:line>
          <draw:line draw:style-name="gr5" draw:layer="layout" svg:x1="0.418cm" svg:y1="1.5cm" svg:x2="0.651cm" svg:y2="1.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MUX</dc:title>
    <meta:creation-date>2011-02-07T16:42:51</meta:creation-date>
    <meta:editing-duration>P0D</meta:editing-duration>
    <meta:editing-cycles>1</meta:editing-cycles>
    <meta:document-statistic meta:object-count="33"/>
    <meta:generator>OpenOffice.org/3.3$Linux OpenOffice.org_project/330m20$Build-9567</meta:generator>
  </office:meta>
</office:document-meta>
</file>